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text-properties fo:color="#008000" fo:font-size="22pt" style:font-size-asian="22pt"/>
    </style:style>
    <style:style style:name="P2" style:parent-style-name="Subtitle" style:family="paragraph">
      <style:text-properties fo:color="#3E5D48"/>
    </style:style>
    <style:style style:name="T3" style:parent-style-name="DefaultParagraphFont" style:family="text">
      <style:text-properties fo:font-weight="bold" style:font-weight-asian="bold"/>
    </style:style>
    <style:style style:name="P4" style:parent-style-name="Heading1" style:family="paragraph">
      <style:text-properties fo:color="#93A275"/>
    </style:style>
    <style:style style:name="P5" style:parent-style-name="ListParagraph" style:family="paragraph"/>
    <style:style style:name="T6" style:parent-style-name="DefaultParagraphFont" style:family="text">
      <style:text-properties style:text-underline-type="single" style:text-underline-style="solid" style:text-underline-width="auto" style:text-underline-mode="continuous"/>
    </style:style>
    <style:style style:name="P7" style:parent-style-name="ListParagraph" style:family="paragraph"/>
    <style:style style:name="T8" style:parent-style-name="DefaultParagraphFont" style:family="text">
      <style:text-properties style:text-underline-type="single" style:text-underline-style="solid" style:text-underline-width="auto" style:text-underline-mode="continuous"/>
    </style:style>
    <style:style style:name="P9" style:parent-style-name="ListParagraph" style:family="paragraph"/>
    <style:style style:name="T10" style:parent-style-name="DefaultParagraphFont" style:family="text">
      <style:text-properties style:text-underline-type="single" style:text-underline-style="solid" style:text-underline-width="auto" style:text-underline-mode="continuous"/>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P13" style:parent-style-name="ListParagraph" style:family="paragraph"/>
    <style:style style:name="P14" style:parent-style-name="ListParagraph" style:family="paragraph">
      <style:paragraph-properties fo:margin-left="1in">
        <style:tab-stops/>
      </style:paragraph-properties>
    </style:style>
    <style:style style:name="P15" style:parent-style-name="ListParagraph" style:family="paragraph">
      <style:paragraph-properties fo:margin-left="1in">
        <style:tab-stops/>
      </style:paragraph-properties>
    </style:style>
    <style:style style:name="P16" style:parent-style-name="ListParagraph" style:family="paragraph">
      <style:paragraph-properties fo:margin-left="1in">
        <style:tab-stops/>
      </style:paragraph-properties>
    </style:style>
    <style:style style:name="P17" style:parent-style-name="ListParagraph" style:family="paragraph"/>
    <style:style style:name="P18" style:parent-style-name="ListParagraph" style:family="paragraph">
      <style:paragraph-properties fo:margin-left="1in">
        <style:tab-stops/>
      </style:paragraph-properties>
    </style:style>
    <style:style style:name="P19" style:parent-style-name="ListParagraph" style:family="paragraph"/>
    <style:style style:name="P20" style:parent-style-name="Heading1" style:family="paragraph">
      <style:text-properties fo:color="#93A275"/>
    </style:style>
    <style:style style:name="P21" style:parent-style-name="Heading1" style:family="paragraph">
      <style:text-properties fo:color="#93A275"/>
    </style:style>
    <style:style style:name="P22" style:parent-style-name="ListParagraph" style:family="paragraph"/>
    <style:style style:name="P23" style:parent-style-name="ListParagraph" style:family="paragraph"/>
    <style:style style:name="P24" style:parent-style-name="Heading1" style:family="paragraph">
      <style:text-properties fo:color="#008000"/>
    </style:style>
    <style:style style:name="T25" style:parent-style-name="DefaultParagraphFont" style:family="text">
      <style:text-properties fo:font-style="italic" style:font-style-asian="italic"/>
    </style:style>
    <style:style style:name="P26" style:parent-style-name="Normal" style:family="paragraph">
      <style:text-properties style:text-underline-type="single" style:text-underline-style="solid" style:text-underline-width="auto" style:text-underline-mode="continuous"/>
    </style:style>
    <style:style style:name="P27" style:parent-style-name="Normal" style:family="paragraph">
      <style:text-properties style:text-underline-type="single" style:text-underline-style="solid" style:text-underline-width="auto" style:text-underline-mode="continuous"/>
    </style:style>
    <style:style style:name="P28" style:parent-style-name="Subtitle" style:family="paragraph">
      <style:text-properties fo:color="#008000" fo:font-size="16pt" style:font-size-asian="16pt"/>
    </style:style>
    <style:style style:name="TableColumn30" style:family="table-column">
      <style:table-column-properties style:column-width="3.1458in"/>
    </style:style>
    <style:style style:name="TableColumn31" style:family="table-column">
      <style:table-column-properties style:column-width="3.1402in"/>
    </style:style>
    <style:style style:name="Table29" style:family="table">
      <style:table-properties style:width="6.2861in" fo:margin-left="0in" table:align="left"/>
    </style:style>
    <style:style style:name="TableRow32" style:family="table-row">
      <style:table-row-properties/>
    </style:style>
    <style:style style:name="TableCell33"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T34" style:parent-style-name="DefaultParagraphFont" style:family="text">
      <style:text-properties fo:font-weight="bold" style:font-weight-asian="bold" style:font-weight-complex="bold" fo:color="#000000" fo:font-size="16pt" style:font-size-asian="16pt"/>
    </style:style>
    <style:style style:name="T35" style:parent-style-name="DefaultParagraphFont" style:family="text">
      <style:text-properties fo:font-weight="bold" style:font-weight-asian="bold" style:font-weight-complex="bold" fo:color="#000000"/>
    </style:style>
    <style:style style:name="TableCell36"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T37" style:parent-style-name="DefaultParagraphFont" style:family="text">
      <style:text-properties fo:font-weight="bold" style:font-weight-asian="bold" style:font-weight-complex="bold" fo:color="#000000" fo:font-size="16pt" style:font-size-asian="16pt"/>
    </style:style>
    <style:style style:name="TableRow38" style:family="table-row">
      <style:table-row-properties/>
    </style:style>
    <style:style style:name="TableCell39"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40" style:parent-style-name="DefaultParagraphFont" style:family="text">
      <style:text-properties style:font-weight-complex="bold"/>
    </style:style>
    <style:style style:name="TableCell41"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TableRow42" style:family="table-row">
      <style:table-row-properties/>
    </style:style>
    <style:style style:name="TableCell43" style:family="table-cell">
      <style:table-cell-properties fo:border-top="none" fo:border-left="0.0138in solid #A5A5A5" fo:border-bottom="none" fo:border-right="none" style:writing-mode="lr-tb" fo:padding-top="0in" fo:padding-left="0.075in" fo:padding-bottom="0in" fo:padding-right="0.075in"/>
    </style:style>
    <style:style style:name="T44" style:parent-style-name="DefaultParagraphFont" style:family="text">
      <style:text-properties style:font-weight-complex="bold"/>
    </style:style>
    <style:style style:name="TableCell45" style:family="table-cell">
      <style:table-cell-properties fo:border-top="none" fo:border-left="none" fo:border-bottom="none" fo:border-right="0.0138in solid #A5A5A5" style:writing-mode="lr-tb" fo:padding-top="0in" fo:padding-left="0.075in" fo:padding-bottom="0in" fo:padding-right="0.075in"/>
    </style:style>
    <style:style style:name="TableRow46" style:family="table-row">
      <style:table-row-properties/>
    </style:style>
    <style:style style:name="TableCell47"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48" style:parent-style-name="DefaultParagraphFont" style:family="text">
      <style:text-properties style:font-weight-complex="bold"/>
    </style:style>
    <style:style style:name="TableCell49"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TableRow50" style:family="table-row">
      <style:table-row-properties/>
    </style:style>
    <style:style style:name="TableCell51" style:family="table-cell">
      <style:table-cell-properties fo:border-top="none" fo:border-left="0.0138in solid #A5A5A5" fo:border-bottom="0.0138in solid #A5A5A5" fo:border-right="none" style:writing-mode="lr-tb" fo:padding-top="0in" fo:padding-left="0.075in" fo:padding-bottom="0in" fo:padding-right="0.075in"/>
    </style:style>
    <style:style style:name="T52" style:parent-style-name="DefaultParagraphFont" style:family="text">
      <style:text-properties style:font-weight-complex="bold"/>
    </style:style>
    <style:style style:name="TableCell53" style:family="table-cell">
      <style:table-cell-properties fo:border-top="none" fo:border-left="none" fo:border-bottom="0.0138in solid #A5A5A5" fo:border-right="0.0138in solid #A5A5A5" style:writing-mode="lr-tb" fo:padding-top="0in" fo:padding-left="0.075in" fo:padding-bottom="0in" fo:padding-right="0.075in"/>
    </style:style>
    <style:style style:name="P54" style:parent-style-name="Subtitle" style:family="paragraph">
      <style:text-properties fo:color="#008000" fo:font-size="16pt" style:font-size-asian="16pt"/>
    </style:style>
    <style:style style:name="P55" style:parent-style-name="ListParagraph" style:family="paragraph"/>
    <style:style style:name="P56" style:parent-style-name="ListParagraph" style:family="paragraph"/>
    <style:style style:name="P57" style:parent-style-name="Normal" style:family="paragraph">
      <style:text-properties fo:font-size="4pt" style:font-size-asian="4pt"/>
    </style:style>
    <style:style style:name="TableColumn59" style:family="table-column">
      <style:table-column-properties style:column-width="3.1493in"/>
    </style:style>
    <style:style style:name="TableColumn60" style:family="table-column">
      <style:table-column-properties style:column-width="3.1368in"/>
    </style:style>
    <style:style style:name="Table58" style:family="table">
      <style:table-properties style:width="6.2861in" fo:margin-left="0in" table:align="left"/>
    </style:style>
    <style:style style:name="TableRow61" style:family="table-row">
      <style:table-row-properties/>
    </style:style>
    <style:style style:name="TableCell62"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63" style:parent-style-name="Normal" style:family="paragraph">
      <style:text-properties fo:font-weight="bold" style:font-weight-asian="bold" style:font-weight-complex="bold" fo:color="#000000"/>
    </style:style>
    <style:style style:name="TableCell64"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65" style:parent-style-name="Normal" style:family="paragraph">
      <style:text-properties fo:font-weight="bold" style:font-weight-asian="bold" style:font-weight-complex="bold" fo:color="#000000"/>
    </style:style>
    <style:style style:name="TableRow66" style:family="table-row">
      <style:table-row-properties/>
    </style:style>
    <style:style style:name="TableCell67"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68" style:parent-style-name="DefaultParagraphFont" style:family="text">
      <style:text-properties style:font-weight-complex="bold"/>
    </style:style>
    <style:style style:name="TableCell69"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TableRow70" style:family="table-row">
      <style:table-row-properties/>
    </style:style>
    <style:style style:name="TableCell71" style:family="table-cell">
      <style:table-cell-properties fo:border-top="none" fo:border-left="0.0138in solid #A5A5A5" fo:border-bottom="none" fo:border-right="none" style:writing-mode="lr-tb" fo:padding-top="0in" fo:padding-left="0.075in" fo:padding-bottom="0in" fo:padding-right="0.075in"/>
    </style:style>
    <style:style style:name="T72" style:parent-style-name="DefaultParagraphFont" style:family="text">
      <style:text-properties style:font-weight-complex="bold"/>
    </style:style>
    <style:style style:name="TableCell73" style:family="table-cell">
      <style:table-cell-properties fo:border-top="none" fo:border-left="none" fo:border-bottom="none" fo:border-right="0.0138in solid #A5A5A5" style:writing-mode="lr-tb" fo:padding-top="0in" fo:padding-left="0.075in" fo:padding-bottom="0in" fo:padding-right="0.075in"/>
    </style:style>
    <style:style style:name="TableRow74" style:family="table-row">
      <style:table-row-properties/>
    </style:style>
    <style:style style:name="TableCell75"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76" style:parent-style-name="DefaultParagraphFont" style:family="text">
      <style:text-properties style:font-weight-complex="bold"/>
    </style:style>
    <style:style style:name="TableCell77"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P78" style:parent-style-name="Normal" style:family="paragraph">
      <style:text-properties fo:font-size="4pt" style:font-size-asian="4pt"/>
    </style:style>
    <style:style style:name="P79" style:parent-style-name="Heading1" style:family="paragraph">
      <style:text-properties fo:color="#93A275"/>
    </style:style>
    <style:style style:name="T80" style:parent-style-name="DefaultParagraphFont" style:family="text">
      <style:text-properties fo:font-weight="bold" style:font-weight-asian="bold" style:text-underline-type="single" style:text-underline-style="solid" style:text-underline-width="auto" style:text-underline-mode="continuous"/>
    </style:style>
    <style:style style:name="T81"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83" style:family="table-column">
      <style:table-column-properties style:column-width="3.143in"/>
    </style:style>
    <style:style style:name="TableColumn84" style:family="table-column">
      <style:table-column-properties style:column-width="3.143in"/>
    </style:style>
    <style:style style:name="Table82" style:family="table">
      <style:table-properties style:width="6.2861in" fo:margin-left="0in" table:align="left"/>
    </style:style>
    <style:style style:name="TableRow85" style:family="table-row">
      <style:table-row-properties/>
    </style:style>
    <style:style style:name="TableCell86" style:family="table-cell">
      <style:table-cell-properties fo:border-top="0.0138in solid #A5A5A5" fo:border-left="0.0138in solid #A5A5A5" fo:border-bottom="none" fo:border-right="none" fo:background-color="#A5A5A5" style:writing-mode="lr-tb" fo:padding-top="0in" fo:padding-left="0.075in" fo:padding-bottom="0in" fo:padding-right="0.075in"/>
    </style:style>
    <style:style style:name="P87" style:parent-style-name="Normal" style:family="paragraph">
      <style:text-properties fo:font-weight="bold" style:font-weight-asian="bold" style:font-weight-complex="bold" fo:color="#000000"/>
    </style:style>
    <style:style style:name="TableCell88" style:family="table-cell">
      <style:table-cell-properties fo:border-top="0.0138in solid #A5A5A5" fo:border-left="none" fo:border-bottom="none" fo:border-right="0.0138in solid #A5A5A5" fo:background-color="#A5A5A5" style:writing-mode="lr-tb" fo:padding-top="0in" fo:padding-left="0.075in" fo:padding-bottom="0in" fo:padding-right="0.075in"/>
    </style:style>
    <style:style style:name="P89" style:parent-style-name="Normal" style:family="paragraph">
      <style:text-properties fo:font-weight="bold" style:font-weight-asian="bold" style:font-weight-complex="bold" fo:color="#000000"/>
    </style:style>
    <style:style style:name="TableRow90" style:family="table-row">
      <style:table-row-properties/>
    </style:style>
    <style:style style:name="TableCell91"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92" style:parent-style-name="DefaultParagraphFont" style:family="text">
      <style:text-properties style:font-weight-complex="bold" fo:color="#000000"/>
    </style:style>
    <style:style style:name="TableCell93"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P94" style:parent-style-name="Normal" style:family="paragraph">
      <style:text-properties fo:color="#000000"/>
    </style:style>
    <style:style style:name="TableRow95" style:family="table-row">
      <style:table-row-properties/>
    </style:style>
    <style:style style:name="TableCell96" style:family="table-cell">
      <style:table-cell-properties fo:border-top="none" fo:border-left="0.0138in solid #A5A5A5" fo:border-bottom="none" fo:border-right="none" style:writing-mode="lr-tb" fo:padding-top="0in" fo:padding-left="0.075in" fo:padding-bottom="0in" fo:padding-right="0.075in"/>
    </style:style>
    <style:style style:name="T97" style:parent-style-name="DefaultParagraphFont" style:family="text">
      <style:text-properties style:font-weight-complex="bold" fo:color="#000000"/>
    </style:style>
    <style:style style:name="TableCell98" style:family="table-cell">
      <style:table-cell-properties fo:border-top="none" fo:border-left="none" fo:border-bottom="none" fo:border-right="0.0138in solid #A5A5A5" style:writing-mode="lr-tb" fo:padding-top="0in" fo:padding-left="0.075in" fo:padding-bottom="0in" fo:padding-right="0.075in"/>
    </style:style>
    <style:style style:name="P99" style:parent-style-name="Normal" style:family="paragraph">
      <style:text-properties fo:color="#000000"/>
    </style:style>
    <style:style style:name="TableRow100" style:family="table-row">
      <style:table-row-properties/>
    </style:style>
    <style:style style:name="TableCell101" style:family="table-cell">
      <style:table-cell-properties fo:border-top="0.0138in solid #A5A5A5" fo:border-left="0.0138in solid #A5A5A5" fo:border-bottom="0.0138in solid #A5A5A5" fo:border-right="none" style:writing-mode="lr-tb" fo:padding-top="0in" fo:padding-left="0.075in" fo:padding-bottom="0in" fo:padding-right="0.075in"/>
    </style:style>
    <style:style style:name="T102" style:parent-style-name="DefaultParagraphFont" style:family="text">
      <style:text-properties style:font-weight-complex="bold" fo:color="#000000"/>
    </style:style>
    <style:style style:name="TableCell103" style:family="table-cell">
      <style:table-cell-properties fo:border-top="0.0138in solid #A5A5A5" fo:border-left="none" fo:border-bottom="0.0138in solid #A5A5A5" fo:border-right="0.0138in solid #A5A5A5" style:writing-mode="lr-tb" fo:padding-top="0in" fo:padding-left="0.075in" fo:padding-bottom="0in" fo:padding-right="0.075in"/>
    </style:style>
    <style:style style:name="P104" style:parent-style-name="Normal" style:family="paragraph">
      <style:text-properties fo:color="#000000"/>
    </style:style>
    <style:style style:name="TableColumn106" style:family="table-column">
      <style:table-column-properties style:column-width="3.15in"/>
    </style:style>
    <style:style style:name="TableColumn107" style:family="table-column">
      <style:table-column-properties style:column-width="3.15in"/>
    </style:style>
    <style:style style:name="Table105" style:family="table">
      <style:table-properties style:width="6.3in" fo:margin-left="0in" table:align="left"/>
    </style:style>
    <style:style style:name="TableRow108" style:family="table-row">
      <style:table-row-properties/>
    </style:style>
    <style:style style:name="TableCell109" style:family="table-cell">
      <style:table-cell-properties fo:border-top="0.0138in solid #A5A5A5" fo:border-left="none" fo:border-bottom="0.0138in solid #A5A5A5" fo:border-right="none" style:writing-mode="lr-tb" fo:padding-top="0in" fo:padding-left="0.075in" fo:padding-bottom="0in" fo:padding-right="0.075in"/>
    </style:style>
    <style:style style:name="P110" style:parent-style-name="Normal" style:family="paragraph">
      <style:text-properties fo:font-weight="bold" style:font-weight-asian="bold" style:font-weight-complex="bold" fo:color="#7B7B7B"/>
    </style:style>
    <style:style style:name="TableCell111" style:family="table-cell">
      <style:table-cell-properties fo:border-top="0.0138in solid #A5A5A5" fo:border-left="none" fo:border-bottom="0.0138in solid #A5A5A5" fo:border-right="none" style:writing-mode="lr-tb" fo:padding-top="0in" fo:padding-left="0.075in" fo:padding-bottom="0in" fo:padding-right="0.075in"/>
    </style:style>
    <style:style style:name="P112" style:parent-style-name="Normal" style:family="paragraph">
      <style:text-properties fo:font-weight="bold" style:font-weight-asian="bold" style:font-weight-complex="bold" fo:color="#7B7B7B"/>
    </style:style>
    <style:style style:name="TableRow113" style:family="table-row">
      <style:table-row-properties/>
    </style:style>
    <style:style style:name="TableCell114" style:family="table-cell">
      <style:table-cell-properties fo:border="none" fo:background-color="#E8E8E8" style:writing-mode="lr-tb" fo:padding-top="0in" fo:padding-left="0.075in" fo:padding-bottom="0in" fo:padding-right="0.075in"/>
    </style:style>
    <style:style style:name="T115" style:parent-style-name="DefaultParagraphFont" style:family="text">
      <style:text-properties style:font-weight-complex="bold"/>
    </style:style>
    <style:style style:name="TableCell116" style:family="table-cell">
      <style:table-cell-properties fo:border="none" fo:background-color="#E8E8E8" style:writing-mode="lr-tb" fo:padding-top="0in" fo:padding-left="0.075in" fo:padding-bottom="0in" fo:padding-right="0.075in"/>
    </style:style>
    <style:style style:name="TableRow117" style:family="table-row">
      <style:table-row-properties/>
    </style:style>
    <style:style style:name="TableCell118" style:family="table-cell">
      <style:table-cell-properties fo:border="none" style:writing-mode="lr-tb" fo:padding-top="0in" fo:padding-left="0.075in" fo:padding-bottom="0in" fo:padding-right="0.075in"/>
    </style:style>
    <style:style style:name="T119" style:parent-style-name="DefaultParagraphFont" style:family="text">
      <style:text-properties style:font-weight-complex="bold"/>
    </style:style>
    <style:style style:name="TableCell120" style:family="table-cell">
      <style:table-cell-properties fo:border="none" style:writing-mode="lr-tb" fo:padding-top="0in" fo:padding-left="0.075in" fo:padding-bottom="0in" fo:padding-right="0.075in"/>
    </style:style>
    <style:style style:name="TableRow121" style:family="table-row">
      <style:table-row-properties/>
    </style:style>
    <style:style style:name="TableCell122" style:family="table-cell">
      <style:table-cell-properties fo:border="none" fo:background-color="#E8E8E8" style:writing-mode="lr-tb" fo:padding-top="0in" fo:padding-left="0.075in" fo:padding-bottom="0in" fo:padding-right="0.075in"/>
    </style:style>
    <style:style style:name="T123" style:parent-style-name="DefaultParagraphFont" style:family="text">
      <style:text-properties style:font-weight-complex="bold"/>
    </style:style>
    <style:style style:name="TableCell124" style:family="table-cell">
      <style:table-cell-properties fo:border="none" fo:background-color="#E8E8E8" style:writing-mode="lr-tb" fo:padding-top="0in" fo:padding-left="0.075in" fo:padding-bottom="0in" fo:padding-right="0.075in"/>
    </style:style>
    <style:style style:name="TableRow125" style:family="table-row">
      <style:table-row-properties/>
    </style:style>
    <style:style style:name="TableCell126" style:family="table-cell">
      <style:table-cell-properties fo:border="none" style:writing-mode="lr-tb" fo:padding-top="0in" fo:padding-left="0.075in" fo:padding-bottom="0in" fo:padding-right="0.075in"/>
    </style:style>
    <style:style style:name="T127" style:parent-style-name="DefaultParagraphFont" style:family="text">
      <style:text-properties style:font-weight-complex="bold"/>
    </style:style>
    <style:style style:name="TableCell128" style:family="table-cell">
      <style:table-cell-properties fo:border="none" style:writing-mode="lr-tb" fo:padding-top="0in" fo:padding-left="0.075in" fo:padding-bottom="0in" fo:padding-right="0.075in"/>
    </style:style>
    <style:style style:name="TableRow129" style:family="table-row">
      <style:table-row-properties/>
    </style:style>
    <style:style style:name="TableCell130" style:family="table-cell">
      <style:table-cell-properties fo:border="none" fo:background-color="#E8E8E8" style:writing-mode="lr-tb" fo:padding-top="0in" fo:padding-left="0.075in" fo:padding-bottom="0in" fo:padding-right="0.075in"/>
    </style:style>
    <style:style style:name="T131" style:parent-style-name="DefaultParagraphFont" style:family="text">
      <style:text-properties style:font-weight-complex="bold"/>
    </style:style>
    <style:style style:name="TableCell132" style:family="table-cell">
      <style:table-cell-properties fo:border="none" fo:background-color="#E8E8E8" style:writing-mode="lr-tb" fo:padding-top="0in" fo:padding-left="0.075in" fo:padding-bottom="0in" fo:padding-right="0.075in"/>
    </style:style>
    <style:style style:name="TableRow133" style:family="table-row">
      <style:table-row-properties/>
    </style:style>
    <style:style style:name="TableCell134" style:family="table-cell">
      <style:table-cell-properties fo:border="none" style:writing-mode="lr-tb" fo:padding-top="0in" fo:padding-left="0.075in" fo:padding-bottom="0in" fo:padding-right="0.075in"/>
    </style:style>
    <style:style style:name="T135" style:parent-style-name="DefaultParagraphFont" style:family="text">
      <style:text-properties style:font-weight-complex="bold"/>
    </style:style>
    <style:style style:name="TableCell136" style:family="table-cell">
      <style:table-cell-properties fo:border="none" style:writing-mode="lr-tb" fo:padding-top="0in" fo:padding-left="0.075in" fo:padding-bottom="0in" fo:padding-right="0.075in"/>
    </style:style>
    <style:style style:name="TableRow137" style:family="table-row">
      <style:table-row-properties/>
    </style:style>
    <style:style style:name="TableCell138" style:family="table-cell">
      <style:table-cell-properties fo:border="none" fo:background-color="#E8E8E8" style:writing-mode="lr-tb" fo:padding-top="0in" fo:padding-left="0.075in" fo:padding-bottom="0in" fo:padding-right="0.075in"/>
    </style:style>
    <style:style style:name="T139" style:parent-style-name="DefaultParagraphFont" style:family="text">
      <style:text-properties style:font-weight-complex="bold"/>
    </style:style>
    <style:style style:name="TableCell140" style:family="table-cell">
      <style:table-cell-properties fo:border="none" fo:background-color="#E8E8E8" style:writing-mode="lr-tb" fo:padding-top="0in" fo:padding-left="0.075in" fo:padding-bottom="0in" fo:padding-right="0.075in"/>
    </style:style>
    <style:style style:name="TableRow141" style:family="table-row">
      <style:table-row-properties/>
    </style:style>
    <style:style style:name="TableCell142" style:family="table-cell">
      <style:table-cell-properties fo:border-top="none" fo:border-left="none" fo:border-bottom="0.0138in solid #A5A5A5" fo:border-right="none" style:writing-mode="lr-tb" fo:padding-top="0in" fo:padding-left="0.075in" fo:padding-bottom="0in" fo:padding-right="0.075in"/>
    </style:style>
    <style:style style:name="T143" style:parent-style-name="DefaultParagraphFont" style:family="text">
      <style:text-properties style:font-weight-complex="bold"/>
    </style:style>
    <style:style style:name="TableCell144" style:family="table-cell">
      <style:table-cell-properties fo:border-top="none" fo:border-left="none" fo:border-bottom="0.0138in solid #A5A5A5" fo:border-right="none" style:writing-mode="lr-tb" fo:padding-top="0in" fo:padding-left="0.075in" fo:padding-bottom="0in" fo:padding-right="0.075in"/>
    </style:style>
    <style:style style:name="P145" style:parent-style-name="ListParagraph" style:family="paragraph"/>
    <style:style style:name="P146" style:parent-style-name="ListParagraph" style:family="paragraph"/>
    <style:style style:name="P147" style:parent-style-name="ListParagraph" style:family="paragraph"/>
    <style:style style:name="P148" style:parent-style-name="Heading1" style:family="paragraph">
      <style:text-properties fo:color="#93A275"/>
    </style:style>
    <style:style style:name="P149" style:parent-style-name="Heading1" style:family="paragraph">
      <style:text-properties fo:color="#93A275"/>
    </style:style>
    <style:style style:name="P150" style:parent-style-name="ListParagraph" style:family="paragraph"/>
    <style:style style:name="T151" style:parent-style-name="DefaultParagraphFont" style:family="text">
      <style:text-properties fo:font-weight="bold" style:font-weight-asian="bold"/>
    </style:style>
    <style:style style:name="P152" style:parent-style-name="ListParagraph" style:family="paragraph"/>
    <style:style style:name="T153" style:parent-style-name="DefaultParagraphFont" style:family="text">
      <style:text-properties fo:font-weight="bold" style:font-weight-asian="bold"/>
    </style:style>
    <style:style style:name="P154" style:parent-style-name="Heading1" style:family="paragraph">
      <style:text-properties fo:color="#93A275"/>
    </style:style>
  </office:automatic-styles>
  <office:body>
    <office:text text:use-soft-page-breaks="true">
      <text:h text:style-name="P1" text:outline-level="1">5 - Ubehaget med kulturen</text:h>
      <text:p text:style-name="P2">Kultur, utvikling og modernisering</text:p>
      <text:p text:style-name="Normal">Veldig generelt har kulturbegrepet to betydninger:<text:s/><text:line-break/>1. Kultur som i kunst og kultur, ofte omtalt som finkultur (kulturdepartementet, ”den kulturelle skolesekken”)</text:p>
      <text:p text:style-name="Normal"><text:span text:style-name="T3">2. Kultur i antropologisk forstand</text:span><text:s/>(flerkulturelt, ”bedriftskultur”, ”ta vare på sin kultur”) DENNE VI SKAL SE NÆRMERE PÅ<text:s/></text:p>
      <text:p text:style-name="Normal"/>
      <text:p text:style-name="Normal">Definisjon (antropologisk betydning): ”Kultur viser til det lærte, kognitive og symbolske aspektet ved tilværelsen” – Thomas Hylland Eriksen.<text:s/></text:p>
      <text:p text:style-name="Normal"/>
      <text:p text:style-name="Normal">Lokale og kulturelle forhold settes ofte opp med utviklings- og moderniseringsprosesser. Vil moderniseringsprosesser innebære en overkjøring av lokal kultur?</text:p>
      <text:h text:style-name="P4" text:outline-level="1">Et idéhistorisk blikk på antropologiske kulturforståelser<text:s/></text:h>
      <text:p text:style-name="Normal">Antropologisk betydning – opprinnelig et internt faguttrykk for antropologer, deretter begrep i offentlig samfunnsdebatt, så en del av hverdagsspråket.</text:p>
      <text:p text:style-name="Normal"/>
      <text:p text:style-name="Normal">Antropologi vokste frem som en fagdisiplin ved universiteter i Europa og USA fra midten av 1800-tallet. <text:s/>Interesse for hvordan folk levde – oppdagelsesreisende, misjonærer handelsmenn fra Europa og kolonimakter med ønske om kunnskap for administrasjon av koloniene.<text:s/></text:p>
      <text:list text:style-name="LFO1" text:continue-numbering="true">
        <text:list-item>
          <text:p text:style-name="P5"><text:span text:style-name="T6">Storbritannia</text:span><text:s/>vokste det frem som sosialantropologi med inspirasjon fra sosiologer Max Weber og Emile Durkheim.<text:s/></text:p>
        </text:list-item>
        <text:list-item>
          <text:p text:style-name="P7"><text:span text:style-name="T8">Tyskland</text:span><text:s/>– preget av romantikken - nærmere knyttet til humanisme og kulturhistorie, og avviste alle forsøk på naturvitenskapelig allmenngyldighet.<text:s/></text:p>
        </text:list-item>
        <text:list-item>
          <text:p text:style-name="P9"><text:span text:style-name="T10">USA</text:span><text:s/>– antropologi delt inn i 4 underdisipliner: fysisk antropologi, lingvistikk, arkeologi og kulturantropologi. Den amerikanske kulturantropologiens ”far”<text:s/><text:span text:style-name="T11">Franz Boas</text:span><text:s/>(1858-1942). Boas og de amerikanske kulturantropologene utviklet sine teorier om kultur som et motsvar til evolusjonismen og biologiske forklaringsmodeller. Engasjerte seg i<text:s/><text:span text:style-name="T12">3 debatter</text:span>:</text:p>
        </text:list-item>
      </text:list>
      <text:p text:style-name="ListParagraph"/>
      <text:list text:style-name="LFO2" text:continue-numbering="true">
        <text:list-item>
          <text:p text:style-name="P13">A) Utviklet prinsippet om kulturrelativisme som et motsvar på evolusjonismen. Darwin med ”artenes opprinnelse” utfordret den tradisjonelle tanken om at alle var skapt av Gud. ”Sosialdarwinisme” oppstod også i Vesten, ikke opprettet av Darwin, <text:s/>innebar at den hvite mann stoppen av den kulturelle utviklingspyramiden – for å forsvare datidas britiske klassesamfunn og britisk imperialisme. Rasistiske innslag. Formidlet at vestlig kulturer var best utviklet og at laverestående kulturer kunne hjelpes til å oppnå vestlig kulturnivå ved hjelp av modernisering og utvikling. <text:s/></text:p>
        </text:list-item>
      </text:list>
      <text:p text:style-name="P14"/>
      <text:p text:style-name="P15">b) Utviklet ”historisk partikularisme” – motsvar på det rasistiske og kulturteoretiske evolusjonist perspektivet. Kritisk brådd til sosialdarwinismen<text:s/><text:soft-page-break/>som så på ikke-vestlig kultur som laverestilt. Vekta det historiske og unike ved hver kultur og mente alle kulturer og mennesker var verdimessig likestilte.<text:s/></text:p>
      <text:p text:style-name="P16"/>
      <text:list text:style-name="LFO2" text:continue-numbering="true">
        <text:list-item>
          <text:p text:style-name="P17">Baserte seg på ”Diffusjonismen” - <text:s/>motsvar til evolusjonistiske forestilling om survival of the fittest også når det gjaldt kultur. I følge en slik diffusjonisme foregikk kulturell påvirkning og endring ved at folk fra en kultur gjennom handel og krig kom i kontakt med folk fra en annen kultur, ved gjensidig kulturpåvirkning som resultat.<text:s/></text:p>
        </text:list-item>
      </text:list>
      <text:p text:style-name="P18"/>
      <text:list text:style-name="LFO2" text:continue-numbering="true">
        <text:list-item>
          <text:p text:style-name="P19">Natur kontra natur – ”født sånn eller blitt sånn”. <text:s/>Boas + Mead undersøkte om kvinner på øya Samoa utviklet seg til kvinner på andre måter enn jenter i USA. Biologisk determinisme vs. Kulturell determinisme. Mead mente at om kvinner utviklet seg forskjellig i ulike kulturer, kunne man bevise at utviklingen var kulturelt bestemt. Fikk aksept for at kulturelle forhold gjennom barns sosialisering til voksne spiller en viktig rolle for menneskers utvikling.<text:s/></text:p>
        </text:list-item>
      </text:list>
      <text:h text:style-name="P20" text:outline-level="1">Eksempelet med ståløkser og kulturbegrepet<text:s/></text:h>
      <text:p text:style-name="Normal">Et eksempel på hvor viktig det er å forstå kultur på den egne premisser før man forsøker å hjelpe i form av bistand. ”Steel axes for stone age Australians” av Lauriston Sharp. Folkegruppen Yir Yoront – ståløks symbol på makt – kun far som hadde – delt inn i patrilineære klaner – bistand hvor alle fikk steinøks – kone respekterte ikke lenger mann og barn ikke lenger voksne – første til splittelse og ikke lenger avhengig av bytte og seremoni med annen folkegruppe.<text:s/></text:p>
      <text:h text:style-name="P21" text:outline-level="1">Én kultur?<text:s/></text:h>
      <text:p text:style-name="Normal">Sharp baserte sin analyse på et underliggende kultursyn hvor man så på kultur som en helhet som var balansert og avgrenset. Man kunne da omtale kultur som ”én kultur”, altså en helhet med smådeler som henger sammen på en bestemt måte. Implisitt ligger det også her en kulturrelativistisk og statisk forestilling om at den ”helheten” og ”balansen” som finnes er bra som den er. Ut fra dette kultursynet vil en endring i kulturen kunne føre til at kulturen kommer i ubalanse og ødelegges. Det var dette Sharp mente skjedde i eksempelet om folkegruppen Yir Yoront.<text:s/><text:line-break/><text:line-break/>Det vokste frem to forskjellige former for kritikk mot dette antropologiske kultursynet på 1970/80-tallet:</text:p>
      <text:list text:style-name="LFO3" text:continue-numbering="true">
        <text:list-item>
          <text:p text:style-name="P22">Marit Melhuus (og andre inspirert av marxisme og feminisme) mente at et slikt syn la for lite vakt på historie, konflikter og ulikhet internt i en kultur. Mente dette var en statisk kulturforståelse, hvor alt i en kultur på et gitt tidspunkt (forskerens feltarbeid) ble ansett som bra i seg selv. Mente man dermed overså makt, ulikhet og undertrykking. <text:s/></text:p>
        </text:list-item>
        <text:list-item>
          <text:p text:style-name="P23">Postmoderne teori – De postmoderne kritikerne hevdet at ved å snakke om ”én kultur” og ved å bruke uttrykk som ”å ta vare på sin kultur”, gjorde man det abstrakte, mangfoldige kulturfenomenet til noe håndgripelig, enhetlig og avgrenset (såkalt tingliggjøring av kulturbegrepet). Dermed mistet man mangfoldet innen et kulturelt område av syne, og man overså de alternative forståelsene til subkulturer,<text:s/><text:soft-page-break/>etniske minoriteter og de undertrykte. Enkelte antropologer forkastet da kulturbegrepet og mente man heller burde snakke om ”kunnskap” og ”kunst”.<text:s/></text:p>
        </text:list-item>
      </text:list>
      <text:p text:style-name="ListParagraph">Samtidig ble kulturbegrepet en del av hverdagsspråket i Norge, spesielt for innvandrere som ønsket å formidle hvor viktig det var å ivareta egen kultur.<text:s/></text:p>
      <text:p text:style-name="Normal"/>
      <text:p text:style-name="Normal">De færreste snakker nå om kultur som ”en kultur” (substantiv i bestemt form), og prøver å unngå tingliggjøring. I tråd med dette har det blitt vanlig å bruke adjektivsformen av begrepet ved for eksempel å snakke om kulturelle og sosiale forhold.<text:s/></text:p>
      <text:h text:style-name="P24" text:outline-level="1">Kultur kontra økonomi<text:s/></text:h>
      <text:p text:style-name="Normal"><text:span text:style-name="T25">Debatt om årsaker til samfunnsendring:</text:span><text:line-break/>Kulturbegrepet definert som: verdier, det lærte og symbolske aspektet ved tilværelsen – som settes opp mot økonomi, som det materielle, selve næringsgrunnlaget til folk. I denne debatten kan vi trekke linjer tilbake til Karl Marx og Max Weber, som ikke var i direkte debatt, men det var skolene som har dannet seg i ettertid. <text:s/></text:p>
      <text:p text:style-name="P26">Marxistisk, økonomisk og materielt VS. Weberiansk, kulturalistisk perspektiv på samfunnet.</text:p>
      <text:p text:style-name="P27"/>
      <text:p text:style-name="P28">Karl Marx<text:s/>(-1883)<text:s/>– perspektivet materialisme</text:p>
      <text:p text:style-name="Normal">Han ville forstå kapitalismen som fenomen <text:s/>(historisk drivkraft) og forklare dens framvekst for å bidra til at arbeiderklassen kunne skape et alternativt system, det sosialistiske. Et viktig begrepspar hos Marx er basis (det materielle og økonomiske grunnlaget ved menneskers tilværelse) og overbygging (normer, religion, det kognitive samt juridiske regler).<text:s/></text:p>
      <table:table table:style-name="Table29">
        <table:table-columns>
          <table:table-column table:style-name="TableColumn30"/>
          <table:table-column table:style-name="TableColumn31"/>
        </table:table-columns>
        <table:table-row table:style-name="TableRow32">
          <table:table-cell table:style-name="TableCell33">
            <text:p text:style-name="Normal"><text:span text:style-name="T34">Basis<text:s/></text:span><text:span text:style-name="T35">(verdier skapes, samfunnsendringer finner sted)</text:span></text:p>
          </table:table-cell>
          <table:table-cell table:style-name="TableCell36">
            <text:p text:style-name="Normal"><text:span text:style-name="T37">Overbygging</text:span></text:p>
          </table:table-cell>
        </table:table-row>
        <table:table-row table:style-name="TableRow38">
          <table:table-cell table:style-name="TableCell39">
            <text:p text:style-name="Normal"><text:span text:style-name="T40">Økonomi</text:span></text:p>
          </table:table-cell>
          <table:table-cell table:style-name="TableCell41">
            <text:p text:style-name="Normal">Kultur</text:p>
          </table:table-cell>
        </table:table-row>
        <table:table-row table:style-name="TableRow42">
          <table:table-cell table:style-name="TableCell43">
            <text:p text:style-name="Normal"><text:span text:style-name="T44">Det materielle</text:span></text:p>
          </table:table-cell>
          <table:table-cell table:style-name="TableCell45">
            <text:p text:style-name="Normal">Det ideelle</text:p>
          </table:table-cell>
        </table:table-row>
        <table:table-row table:style-name="TableRow46">
          <table:table-cell table:style-name="TableCell47">
            <text:p text:style-name="Normal"><text:span text:style-name="T48">Konkret, håndfast</text:span></text:p>
          </table:table-cell>
          <table:table-cell table:style-name="TableCell49">
            <text:p text:style-name="Normal">Tenkt, det normative</text:p>
          </table:table-cell>
        </table:table-row>
        <table:table-row table:style-name="TableRow50">
          <table:table-cell table:style-name="TableCell51">
            <text:p text:style-name="Normal"><text:span text:style-name="T52">Produksjonslivet og dets forhold</text:span></text:p>
          </table:table-cell>
          <table:table-cell table:style-name="TableCell53">
            <text:p text:style-name="Normal">Rettsvesen, stat, religion</text:p>
          </table:table-cell>
        </table:table-row>
      </table:table>
      <text:p text:style-name="Normal">Marx perspektiv kan tolkes som at religion tilslører de faktiske forholdene arbeidere lever under ved at den luller dem inn i en falsk forestilling om at deres slit på jorda skal få sin belønning i himmelen, og at den derfor har en slags hallusinasjonseffekt (”religion er opium til folket”).<text:s/></text:p>
      <text:p text:style-name="Normal"/>
      <text:p text:style-name="P54">Max<text:s/>Weber (-1920)<text:s/>–<text:s/>en av grunnleggerne av sosiologifaget</text:p>
      <text:p text:style-name="Normal">Filosof og historiker, mest kjent for sine studier av politikk, byråkrati, sosial lagdeling og religion. <text:s/></text:p>
      <text:list text:style-name="LFO4" text:continue-numbering="true">
        <text:list-item>
          <text:p text:style-name="P55">Likhet med Marx – opptatt av å forstå sin samtid og endringer i kjølevannet av industrielle revolusjon og framveksten av kapitalismen i Europa.<text:s/></text:p>
        </text:list-item>
        <text:list-item>
          <text:p text:style-name="P56">Motsetning til Marx – tidstypisk representant for det fremvoksende borgerskapet og en ivrig tilhenger av tysk imperialisme og opprustning.<text:s/></text:p>
        </text:list-item>
      </text:list>
      <text:p text:style-name="Normal"/>
      <text:p text:style-name="Normal">”Den protestantiske etikk og kapitalismens ånd” - Ønsket forklare hvorfor flesteparten av handelsmennene og kapitalistene i datidens Tyskland var protestanter, mens katolikker ikke lyktes i stor grad.<text:s/></text:p>
      <text:soft-page-break/>
      <text:p text:style-name="Normal">Han viste: protestantiske kapitalister sparer penger, sliter og jobber, og de står for asketisk livsførsel i håp om at alt strevet vil gi dem en juridisk suksess, som i deres øyne er et tegn fra gud på at de er utvalgt til himmelen. Mer og mer overskudd og utvidelser – suksess.<text:s/></text:p>
      <text:p text:style-name="Normal">Katolikker derimot – ikke så opptatt av askese og jobbing. Religionen tilsier at hvis de har syndet på noe vis, kan de bare gå til presten og få syndsforlatelse – i motsetning til de pietistiske protestantene som lever i uvitenhet og får syndsforlatelse etter døden. Siden religion faller inn under det vi her omtaler som kultur, kan vi derfor hende at kultur (ut fra en weberiansk forståelse) fører til endring fordi den virker inn på folks handlinger i hverdagen og derfor deres økonomiske valg.</text:p>
      <text:p text:style-name="Normal"/>
      <text:p text:style-name="Normal">Weber la også grunnlaget for den utbredte oppfatning om at asiatiske land manglet ”rasjonalitet”. Fattigdom og ”tilbakeliggenhet” skyltes tankemåten, religiøs primitivitet og kulturell stagnasjon mente han.<text:s/></text:p>
      <text:p text:style-name="P57"/>
      <table:table table:style-name="Table58">
        <table:table-columns>
          <table:table-column table:style-name="TableColumn59"/>
          <table:table-column table:style-name="TableColumn60"/>
        </table:table-columns>
        <table:table-row table:style-name="TableRow61">
          <table:table-cell table:style-name="TableCell62">
            <text:p text:style-name="P63">Marx</text:p>
          </table:table-cell>
          <table:table-cell table:style-name="TableCell64">
            <text:p text:style-name="P65">Weber</text:p>
          </table:table-cell>
        </table:table-row>
        <table:table-row table:style-name="TableRow66">
          <table:table-cell table:style-name="TableCell67">
            <text:p text:style-name="Normal"><text:span text:style-name="T68">1. Endringer i basis – sammen med klassekamp – driver historien fremover</text:span></text:p>
          </table:table-cell>
          <table:table-cell table:style-name="TableCell69">
            <text:p text:style-name="Normal">1. Religion påvirker menneskelig handling</text:p>
          </table:table-cell>
        </table:table-row>
        <table:table-row table:style-name="TableRow70">
          <table:table-cell table:style-name="TableCell71">
            <text:p text:style-name="Normal"><text:span text:style-name="T72">2. Dvs. Endringer i produksjon og materielle forhold (økonomi) fører til samfunnsendringer</text:span></text:p>
          </table:table-cell>
          <table:table-cell table:style-name="TableCell73">
            <text:p text:style-name="Normal">2. Dvs. Kulturelle forhold påvirker folks handlinger og kan dermed påvirke økonomiske forhold</text:p>
          </table:table-cell>
        </table:table-row>
        <table:table-row table:style-name="TableRow74">
          <table:table-cell table:style-name="TableCell75">
            <text:p text:style-name="Normal"><text:span text:style-name="T76">3. Kultur/overbygging tilslører økonomi</text:span></text:p>
          </table:table-cell>
          <table:table-cell table:style-name="TableCell77">
            <text:p text:style-name="Normal">3. Kultur påvirker økonomi</text:p>
          </table:table-cell>
        </table:table-row>
      </table:table>
      <text:p text:style-name="P78"/>
      <text:p text:style-name="Normal">I dag vil de fleste enige om at begge forklaringsposisjonene er ensidige og utilstrekklige og at virkeligheten er mer nyansert. Mange (både materalister og kulturalister) er enige om er den todelte samfunnsmodellen med økonomiske(materalisme) og kulturelle(religion/sjel) forhold (ligner Descartes). <text:s/></text:p>
      <text:p text:style-name="Normal"/>
      <text:p text:style-name="Normal">Denne teoretiske samfunnsmodellen har nemlig fått konsekvenser for hvordan vi vurderer moderniseringsprosesser og lokal kultur, og dermed har den også fått følger for bistandspolitikken.<text:s/></text:p>
      <text:h text:style-name="P79" text:outline-level="1">Modernisering, modernitet og bistandsdilemmaer</text:h>
      <text:p text:style-name="Normal">Forestillingen om at det eksisterte en motsetning mellom det tradisjonelle og det moderne var grunnleggende for ideene om utvikling og bistand. Utvikling skulle føre de såkalte tradisjonelle og u-utviklede/underutviklede landene frem mot modernisering. I følge moderniseringsskolen ble såkalt ”tradisjonell” kultur sett på som et hinder for den økonomiske moderniseringsprosessen.<text:s/></text:p>
      <text:p text:style-name="Normal"/>
      <text:p text:style-name="Normal"><text:span text:style-name="T80">Modernitet</text:span><text:s/>viser gjerne til de kulturelle dimensjonene ved en moderniseringsprosess</text:p>
      <text:p text:style-name="Normal"><text:span text:style-name="T81">Modernisering</text:span><text:s/>viser til økonomisk og materiell endring til det moderne.</text:p>
      <text:p text:style-name="Normal"/>
      <table:table table:style-name="Table82">
        <table:table-columns>
          <table:table-column table:style-name="TableColumn83"/>
          <table:table-column table:style-name="TableColumn84"/>
        </table:table-columns>
        <table:table-row table:style-name="TableRow85">
          <table:table-cell table:style-name="TableCell86">
            <text:p text:style-name="P87">Modernisering</text:p>
          </table:table-cell>
          <table:table-cell table:style-name="TableCell88">
            <text:p text:style-name="P89">Modernitet</text:p>
          </table:table-cell>
        </table:table-row>
        <table:table-row table:style-name="TableRow90">
          <table:table-cell table:style-name="TableCell91">
            <text:p text:style-name="Normal"><text:span text:style-name="T92">Antonym til tradisjonalisme</text:span></text:p>
          </table:table-cell>
          <table:table-cell table:style-name="TableCell93">
            <text:p text:style-name="P94">Antonym til tradisjonalisme</text:p>
          </table:table-cell>
        </table:table-row>
        <table:table-row table:style-name="TableRow95">
          <table:table-cell table:style-name="TableCell96">
            <text:p text:style-name="Normal"><text:span text:style-name="T97">Knyttes til økonomiske endringer</text:span></text:p>
          </table:table-cell>
          <table:table-cell table:style-name="TableCell98">
            <text:p text:style-name="P99">Knyttes til kulturelle endringer</text:p>
          </table:table-cell>
        </table:table-row>
        <table:table-row table:style-name="TableRow100">
          <table:table-cell table:style-name="TableCell101">
            <text:p text:style-name="Normal"><text:span text:style-name="T102">Endring til noe moderne</text:span></text:p>
          </table:table-cell>
          <table:table-cell table:style-name="TableCell103">
            <text:p text:style-name="P104">Endring til noe moderne</text:p>
          </table:table-cell>
        </table:table-row>
      </table:table>
      <text:p text:style-name="Normal"/>
      <text:p text:style-name="Normal">Eks:</text:p>
      <table:table table:style-name="Table105">
        <table:table-columns>
          <table:table-column table:style-name="TableColumn106"/>
          <table:table-column table:style-name="TableColumn107"/>
        </table:table-columns>
        <table:table-row table:style-name="TableRow108">
          <table:table-cell table:style-name="TableCell109">
            <text:soft-page-break/>
            <text:p text:style-name="P110">Syklisk, tradisjonell tidsoppfatning</text:p>
          </table:table-cell>
          <table:table-cell table:style-name="TableCell111">
            <text:p text:style-name="P112">Lineær, moderne tidsoppfatning</text:p>
          </table:table-cell>
        </table:table-row>
        <table:table-row table:style-name="TableRow113">
          <table:table-cell table:style-name="TableCell114">
            <text:p text:style-name="Normal"><text:span text:style-name="T115">Går i sirkler</text:span></text:p>
          </table:table-cell>
          <table:table-cell table:style-name="TableCell116">
            <text:p text:style-name="Normal">Rettlinjet</text:p>
          </table:table-cell>
        </table:table-row>
        <table:table-row table:style-name="TableRow117">
          <table:table-cell table:style-name="TableCell118">
            <text:p text:style-name="Normal"><text:span text:style-name="T119">Gjentar seg fra år til år</text:span></text:p>
          </table:table-cell>
          <table:table-cell table:style-name="TableCell120">
            <text:p text:style-name="Normal">Mot uendelig sluttpunkt</text:p>
          </table:table-cell>
        </table:table-row>
        <table:table-row table:style-name="TableRow121">
          <table:table-cell table:style-name="TableCell122">
            <text:p text:style-name="Normal"><text:span text:style-name="T123">Konkret tidsforståelse</text:span></text:p>
          </table:table-cell>
          <table:table-cell table:style-name="TableCell124">
            <text:p text:style-name="Normal">Abstrakt tall- og tidsforståelse</text:p>
          </table:table-cell>
        </table:table-row>
        <table:table-row table:style-name="TableRow125">
          <table:table-cell table:style-name="TableCell126">
            <text:p text:style-name="Normal"><text:span text:style-name="T127">Månefaser og faste gjøremål</text:span></text:p>
          </table:table-cell>
          <table:table-cell table:style-name="TableCell128">
            <text:p text:style-name="Normal">Klokka og kalenderen</text:p>
          </table:table-cell>
        </table:table-row>
        <table:table-row table:style-name="TableRow129">
          <table:table-cell table:style-name="TableCell130">
            <text:p text:style-name="Normal"><text:span text:style-name="T131">Langtidsplanlegging blir en umulighet</text:span></text:p>
          </table:table-cell>
          <table:table-cell table:style-name="TableCell132">
            <text:p text:style-name="Normal">Langtidsplanlegging er mulig og ønskelig</text:p>
          </table:table-cell>
        </table:table-row>
        <table:table-row table:style-name="TableRow133">
          <table:table-cell table:style-name="TableCell134">
            <text:p text:style-name="Normal"><text:span text:style-name="T135">Hvis gud vil</text:span></text:p>
          </table:table-cell>
          <table:table-cell table:style-name="TableCell136">
            <text:p text:style-name="Normal">Hvert sekund teller</text:p>
          </table:table-cell>
        </table:table-row>
        <table:table-row table:style-name="TableRow137">
          <table:table-cell table:style-name="TableCell138">
            <text:p text:style-name="Normal"><text:span text:style-name="T139">Tid er gjøremål</text:span></text:p>
          </table:table-cell>
          <table:table-cell table:style-name="TableCell140">
            <text:p text:style-name="Normal">Tid tar penger og tall</text:p>
          </table:table-cell>
        </table:table-row>
        <table:table-row table:style-name="TableRow141">
          <table:table-cell table:style-name="TableCell142">
            <text:p text:style-name="Normal"><text:span text:style-name="T143">Bussene går ”anytime from now”</text:span></text:p>
          </table:table-cell>
          <table:table-cell table:style-name="TableCell144">
            <text:p text:style-name="Normal">Bussene går til fastsatte klokkeslett</text:p>
          </table:table-cell>
        </table:table-row>
      </table:table>
      <text:p text:style-name="Normal"/>
      <text:list text:style-name="LFO6" text:continue-numbering="true">
        <text:list-item>
          <text:p text:style-name="P145">Mange vil hevde at en vellykket modernisering også må inkludere en vestlig modernitet, fordi alternativet med en modernisert økonomi og en tradisjonell kultur vil føre til konflikter. Samtidig er det nettopp når folks kulturelle verdier blir modernisert, at man kan snakke om at de ”mister sin kultur” eller ”kulturmord”.<text:s/></text:p>
        </text:list-item>
        <text:list-item>
          <text:p text:style-name="P146">Hevdes også at modernisering fører til vestlig, kulturell enhetliggjøring, eller homogenisering, dette er problematisk fordi modernisering gjennom industrialisering og kapitalisme kan ha dobbelt fremmedgjørende virkning på befolkningen i utviklingsland – annen kultur som er fremmed og fremmedgjøring fra sitt arbeidsprodukt. Kun en liten del av ferdig produkt.<text:s/></text:p>
        </text:list-item>
      </text:list>
      <text:p text:style-name="Normal"/>
      <text:p text:style-name="Normal">Skillet mellom det tradisjonelle og det moderne, og mellom økonomi/basis og kultur/overbygging - <text:s/>dobbelt dikotomiske samfunnsmodellen. Ved modernisering og industrialisering i utviklingsland får man innenfor denne modellen følgende dilemma:</text:p>
      <text:list text:style-name="LFO5" text:continue-numbering="true">
        <text:list-item>
          <text:p text:style-name="P147">Det blir enten et gap mellom folks moderne økonomiske liv som arbeidere på fabrikken og deres tradisjonelle kulturelle livsverden. Dermed oppstår en situasjon der det skapes daglige konflikter fordi de lokalt ansatte ikke følger moderne prinsipper på jobben. Eller så blir de lokalt ansatte i utviklingslandene tvunget til modernitet og dermed dobbelt fremmedgjort i moderniseringsprosessen.<text:s/></text:p>
        </text:list-item>
      </text:list>
      <text:p text:style-name="Normal"/>
      <text:p text:style-name="Normal"/>
      <text:h text:style-name="P148" text:outline-level="1">Kulturkollisjoner i Ghana?<text:s/></text:h>
      <text:p text:style-name="Normal">Eksempel på dilemmaet nevnt i forrige avsnitt.<text:s/></text:p>
      <text:p text:style-name="Normal">Sementfabrikk – norske ledere – etter hvert kun 6 og resten ledere fra Ghana. Videre et ønske om å redusere til 3 norske ledere, men da ingen norske i sommerferien – fagforening, arbeidere og norske ledere skeptiske – korrupsjon, ikke straff ved tyveri ++ - virket da som de var enige om at norske ledere burde være der på grunn av lederegenskaper som ligger i deres kultur. De ghanesiske lederne ble fremstilt som late, partiske, korrupte og svake, for slikt var vanlig i deres kultur. Oppsummert kan man si at både de norske lederne og de ghanesiske arbeiderne baserte seg på de samme todelte modellene om samfunn som jeg beskrev ovenfor, der kultur settes opp mot økonomi og tekniske ferdigheter, og der det moderne settes opp mot det tradisjonelle. Ghacem (bedriften) ble betraktet som en arena for økonomisk modernisering og kunne derfor bare ledes av personer som hadde tilegnet seg en kulturell modernitet.<text:s/></text:p>
      <text:p text:style-name="Normal">Alle lederne uttrykte at det var utfordrende å være leder i Ghana pga. stort press fra slektninger som ønsket at lederen skulle bruke sin posisjon til fordel for sin slekt. Samtidig sa<text:s/><text:soft-page-break/>de at de klarte å skille mellom jobb og privatliv. <text:s/>Mange hadde med egne skift – gikk fra engelsk klesstil til Ghanesisk på tog hjem – noen sa de skiftet personlighet. Denne måten å snakke om jobb kontra hverdagslivet illustrerer den todelte samfunnsmodellen som nordmennene og ghanesiske arbeidere uttrykte. I motsetning til de ghanesiske arbeiderne og de norske lederne mente imidlertid de ghanesiske lederne at de kunne takle dette skiftet mellom ”to verdener”. Mannen som skiftet klesdrakt hadde derfor ivaretatt kultur, men tilpasset seg ”den moderne jobben”, mens han som skiftet personlighet også legger til side sin ghanesiske kultur til fordel for vestlig modernitet.<text:s/></text:p>
      <text:h text:style-name="P149" text:outline-level="1">Alternativ modernitet, alternativ utvikling<text:s/></text:h>
      <text:p text:style-name="Normal">Finnes det noen løsning på dette dilemmaet? Mange mener det er det todelte analysemodellene våre som er feil, og <text:s/>at vi må analysere mer helhetlig på nye måter.<text:s/></text:p>
      <text:list text:style-name="LFO5" text:continue-numbering="true">
        <text:list-item>
          <text:p text:style-name="P150"><text:span text:style-name="T151">”Alter/native modernity”-perspektivet</text:span><text:s/>(1990-tallet) – <text:s/>argumenterer for at akkurat som det finnes mange forskjellige kulturelle tradisjoner, finnes det mange forskjellige ”innfødte” (”native”) former for modernitet. Empirisk forskning på dette området viser at økonomiske og teknologisk modernisering ikke nødvendigvis er homogeniserende, og at resultatet nødvendigvis ikke er at alle blir slukt inn i samme vestlige, moderne form.</text:p>
        </text:list-item>
        <text:list-item>
          <text:p text:style-name="P152"><text:span text:style-name="T153">”Den tredje utviklingsvei” –<text:s/></text:span>vektlegger lokale, tradisjonelle forhold.<text:s/></text:p>
        </text:list-item>
      </text:list>
      <text:p text:style-name="Normal">I senere tid går man ikke bort fra todelingen, men analyserer mer helhetlig.<text:s/></text:p>
      <text:p text:style-name="Normal">Tilbake til eksemplet fra Ghana: Om vi inkluderer perspektivene klasse og makt (i tillegg til kultur), ser vi at ghanesiske ledere og arbeidere tilhørte forskjellige klasser, hadde forskjellige maktposisjoner og derfor forskjellige interesser. Det ble derfor videre tydlig at denne konflikten ikke bare handlet om ledelsens kulturelle bakgrunn, men også var et uttrykk for en maktkamp om kontroll over fabrikken.<text:s/></text:p>
      <text:h text:style-name="P154" text:outline-level="1">Avslutning: fra ”bushen” til tennisbanen</text:h>
      <text:p text:style-name="Normal">Fabrikkens kulturelle bakgrunn og evetuelle tradisjonelle verdier var ikke lenger et sentralt tema. Isteden var det kapitalistisk konkurranse, markedstvang og produktivitet som opptok oppmerksomheten. Det ble tydelig at globalisering og nyliberalisme hadde gitt fabrikken helt nye dilemmaer. Fagforeningen hadde fått mindre innflytelse over driften. I tråd med nyliberalistisk ideologi ble det nå lagt mer vekt på å skape en organisasjonskultur som ikke skilte mellom ghanesere og europeere. Alle skulle føle tilhørighet. Ingen snaet lenger om ghanesisk tradisjonell kultur som en bremsekloss for utvikling. Hva skjedde med den tradisjonelle kulture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libri Light" style:font-name-asian="Times New Roman" style:font-name-complex="Times New Roman" fo:font-weight="bold" style:font-weight-asian="bold" style:font-weight-complex="bold" fo:color="#2C6EAB" fo:font-size="16pt" style:font-size-asian="16pt" style:font-size-complex="16pt" fo:hyphenate="false"/>
    </style:style>
    <style:style style:name="Normal" style:display-name="Normal" style:family="paragraph">
      <style:paragraph-properties fo:margin-bottom="0in" fo:line-height="100%"/>
      <style:text-properties style:font-name-asian="Times New Roman" fo:font-size="12pt" style:font-size-asian="12pt" style:font-size-complex="12pt" style:language-asian="nb" style:country-asian="NO"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color="#2C6EAB" fo:font-size="16pt" style:font-size-asian="16pt" style:font-size-complex="16pt" style:language-asian="nb" style:country-asian="NO"/>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Normal" style:next-style-name="Normal">
      <style:text-properties style:font-name="Calibri Light" style:font-name-asian="Times New Roman" style:font-name-complex="Times New Roman" fo:font-style="italic" style:font-style-asian="italic" style:font-style-complex="italic" fo:color="#5B9BD5" fo:letter-spacing="0.0104in" fo:hyphenate="false"/>
    </style:style>
    <style:style style:name="SubtitleChar" style:display-name="Subtitle Char" style:family="text" style:parent-style-name="DefaultParagraphFont">
      <style:text-properties style:font-name="Calibri Light" style:font-name-asian="Times New Roman" style:font-name-complex="Times New Roman" fo:font-style="italic" style:font-style-asian="italic" style:font-style-complex="italic" fo:color="#5B9BD5" fo:letter-spacing="0.0104in" fo:font-size="12pt" style:font-size-asian="12pt" style:font-size-complex="12pt" style:language-asian="nb" style:country-asian="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Cambria" style:font-name-asian="Times New Roman" style:font-name-complex="Times New Roman"/>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mbr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Åge Kristiansen</meta:initial-creator>
    <dc:creator>Åge Kristiansen</dc:creator>
    <meta:creation-date>2015-05-01T12:14:00Z</meta:creation-date>
    <dc:date>2015-05-01T12:14:00Z</dc:date>
    <meta:template xlink:href="Normal.dotm" xlink:type="simple"/>
    <meta:editing-cycles>1</meta:editing-cycles>
    <meta:editing-duration>PT0S</meta:editing-duration>
    <meta:document-statistic meta:page-count="6" meta:paragraph-count="32" meta:word-count="2569" meta:character-count="16156" meta:row-count="113" meta:non-whitespace-character-count="13619"/>
  </office:meta>
</office:document-meta>
</file>